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font-name="Times New Roman" fo:font-size="12pt" style:font-size-asian="12pt" style:font-size-complex="12pt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imes New Roman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ar Expanses</text:span></text:p>
      <text:p text:style-name="P1"><text:span text:style-name="T1">User needs to provide monthly loan payments, monthly cost of his car insurance, monthly gas expenses, money spend for oil in a month, amount spend for tires per month, other monthly costs of car maintenance. </text:span></text:p>
      <text:p text:style-name="P1"><text:span text:style-name="T1"/></text:p>
      <text:p text:style-name="Standard"><text:span text:style-name="T1">Module main ()</text:span></text:p>
      <text:p text:style-name="Standard"><text:span text:style-name="T1">Declare Double loanpay, insurance, gas, oil, tires, maintenance</text:span></text:p>
      <text:p text:style-name="Standard"><text:span text:style-name="T1">Call Info (loanpay, insurance, gas, oil, tires, maintenance)</text:span></text:p>
      <text:p text:style-name="Standard"><text:span text:style-name="T1">Call Calculation (loanpay, insurance, gas, oil, tires, maintenance)</text:span></text:p>
      <text:p text:style-name="Standard"><text:span text:style-name="T1">End Module</text:span></text:p>
      <text:p text:style-name="P2"/>
      <text:p text:style-name="Standard"><text:span text:style-name="T1">Module Info (Double Ref loanpay, Double Ref insurance, Double Ref gas, Double Ref oil, Double Ref tires, Double Ref maintenance)</text:span></text:p>
      <text:p text:style-name="Standard"><text:span text:style-name="T1">Display “Please enter monthly loan payment for your automobile.”</text:span></text:p>
      <text:p text:style-name="Standard"><text:span text:style-name="T1">Input loanpay</text:span></text:p>
      <text:p text:style-name="Standard"><text:span text:style-name="T1">Display “Please enter monthly cost of your car insurance.”</text:span></text:p>
      <text:p text:style-name="Standard"><text:span text:style-name="T1">Input insurance</text:span></text:p>
      <text:p text:style-name="Standard"><text:span text:style-name="T1">Display “Please enter your monthly gas expenses.”</text:span></text:p>
      <text:p text:style-name="Standard"><text:span text:style-name="T1">Input gas</text:span></text:p>
      <text:p text:style-name="Standard"><text:span text:style-name="T1">Display “Please enter money spend for oil in a month.”</text:span></text:p>
      <text:p text:style-name="Standard"><text:span text:style-name="T1">Input oil</text:span></text:p>
      <text:p text:style-name="Standard"><text:span text:style-name="T1">Display “Please enter amount spend for tires per month.”</text:span></text:p>
      <text:p text:style-name="Standard"><text:span text:style-name="T1">Input tires</text:span></text:p>
      <text:p text:style-name="Standard"><text:span text:style-name="T1">Display “Please enter other monthly costs of car maintenance.”</text:span></text:p>
      <text:p text:style-name="Standard"><text:span text:style-name="T1">Input maintenance</text:span></text:p>
      <text:p text:style-name="Standard"><text:span text:style-name="T1">End Module</text:span></text:p>
      <text:p text:style-name="P2"/>
      <text:p text:style-name="Standard"><text:span text:style-name="T1">Module Calculation (Double loanpay, Double insurance, Double gas, Double oil, Double tires, Double maintenance)</text:span></text:p>
      <text:p text:style-name="Standard"><text:span text:style-name="T1">Declare Double monthlyCost, annualCost</text:span><text:bookmark text:name="_GoBack"/></text:p>
      <text:p text:style-name="Standard"><text:span text:style-name="T1">Set monthlyCost = loanpay + insurance + gas + oil + tires + maintenance</text:span></text:p>
      <text:p text:style-name="Standard"><text:span text:style-name="T1">Set annualCost = monthlyCost * 12</text:span></text:p>
      <text:p text:style-name="Standard"><text:span text:style-name="T1">Display “Your monthly expenses are $” , monthlyCost, “ and you annual are $” , annualCost</text:span></text:p>
      <text:p text:style-name="Standard"><text:span text:style-name="T1">End Modu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0S</meta:editing-duration>
    <meta:editing-cycles>3</meta:editing-cycles>
    <meta:generator>OpenOffice/4.1.3$Win32 OpenOffice.org_project/413m1$Build-9783</meta:generator>
    <dc:date>2017-06-13T11:45:11.99</dc:date>
    <meta:document-statistic meta:table-count="0" meta:image-count="0" meta:object-count="0" meta:page-count="1" meta:paragraph-count="27" meta:word-count="209" meta:character-count="1341"/>
    <meta:user-defined meta:name="Info 1"/>
    <meta:user-defined meta:name="Info 2"/>
    <meta:user-defined meta:name="Info 3"/>
    <meta:user-defined meta:name="Info 4"/>
  </office:meta>
</office:document-meta>
</file>